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0583in"/>
    </style:style>
    <style:style style:name="co8" style:family="table-column">
      <style:table-column-properties fo:break-before="auto" style:column-width="0.7366in"/>
    </style:style>
    <style:style style:name="co9" style:family="table-column">
      <style:table-column-properties fo:break-before="auto" style:column-width="0.9417in"/>
    </style:style>
    <style:style style:name="co10" style:family="table-column">
      <style:table-column-properties fo:break-before="auto" style:column-width="0.911in"/>
    </style:style>
    <style:style style:name="co11" style:family="table-column">
      <style:table-column-properties fo:break-before="auto" style:column-width="0.8882in"/>
    </style:style>
    <style:style style:name="co12" style:family="table-column">
      <style:table-column-properties fo:break-before="auto" style:column-width="0.81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67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order-bottom="0.74pt solid #000000" fo:background-color="#ffc4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ackground-color="#ffc400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ffc400" style:text-align-source="fix" style:repeat-content="false" fo:border="none"/>
      <style:paragraph-properties fo:text-align="center" fo:margin-left="0in"/>
    </style:style>
    <style:style style:name="ce1" style:family="table-cell" style:parent-style-name="Default">
      <style:table-cell-properties fo:background-color="#ffc4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d1c4e9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ff41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eeff41"/>
    </style:style>
    <style:style style:name="ce25" style:family="table-cell" style:parent-style-name="Default">
      <style:table-cell-properties fo:background-color="#eeff41" fo:border="none"/>
    </style:style>
    <style:style style:name="ce26" style:family="table-cell" style:parent-style-name="Default">
      <style:table-cell-properties fo:background-color="#ffb300"/>
    </style:style>
    <style:style style:name="ce15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c6ff00"/>
    </style:style>
    <style:style style:name="ce30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ackground-color="#d1c4e9" fo:border-left="none" fo:border-right="0.74pt solid #000000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8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7" office:value-type="string" calcext:value-type="string">
            <text:p>which try </text:p>
          </table:table-cell>
          <table:table-cell table:style-name="ce7" office:value-type="string" calcext:value-type="string">
            <text:p>which trial</text:p>
          </table:table-cell>
          <table:table-cell table:style-name="ce7" office:value-type="string" calcext:value-type="string">
            <text:p>my score</text:p>
          </table:table-cell>
          <table:table-cell table:style-name="ce7" office:value-type="string" calcext:value-type="string">
            <text:p>NEW NAME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Optimizer</text:p>
          </table:table-cell>
          <table:table-cell table:style-name="ce7" office:value-type="string" calcext:value-type="string">
            <text:p>Activ. Func.</text:p>
          </table:table-cell>
          <table:table-cell table:style-name="ce7" office:value-type="string" calcext:value-type="string">
            <text:p>Loss Func</text:p>
          </table:table-cell>
          <table:table-cell table:style-name="ce7" office:value-type="string" calcext:value-type="string">
            <text:p>Learn Rate</text:p>
          </table:table-cell>
          <table:table-cell table:style-name="ce7" office:value-type="string" calcext:value-type="string">
            <text:p>Dropout R</text:p>
          </table:table-cell>
          <table:table-cell table:style-name="ce7" office:value-type="string" calcext:value-type="string">
            <text:p>L2 lamda</text:p>
          </table:table-cell>
          <table:table-cell table:style-name="ce7" office:value-type="string" calcext:value-type="string">
            <text:p>mom.</text:p>
          </table:table-cell>
          <table:table-cell table:style-name="ce16" office:value-type="string" calcext:value-type="string">
            <text:p>batch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<text:span text:style-name="T1">n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rained on</text:p>
          </table:table-cell>
          <table:table-cell office:value-type="string" calcext:value-type="string">
            <text:p>Unet_deeper2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351394877194278" calcext:value-type="float">
            <text:p>0.00351394877194278</text:p>
          </table:table-cell>
          <table:table-cell office:value-type="float" office:value="0.238020124135863" calcext:value-type="float">
            <text:p>0.238020124135863</text:p>
          </table:table-cell>
          <table:table-cell office:value-type="float" office:value="0.0000907171146644635" calcext:value-type="float">
            <text:p>9.07171146644635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jumpy</text:p>
          </table:table-cell>
          <table:table-cell office:value-type="string" calcext:value-type="string">
            <text:p>Unet_shallow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389013982528495" calcext:value-type="float">
            <text:p>0.0038901398252849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87791305263086" calcext:value-type="float">
            <text:p>2.87791305263086E-0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192081160880065" calcext:value-type="float">
            <text:p>0.00192081160880065</text:p>
          </table:table-cell>
          <table:table-cell office:value-type="float" office:value="0.1" calcext:value-type="float">
            <text:p>0.1</text:p>
          </table:table-cell>
          <table:table-cell office:value-type="float" office:value="0.000510457031300437" calcext:value-type="float">
            <text:p>0.000510457031300437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7.5" calcext:value-type="float">
            <text:p>7.5</text:p>
          </table:table-cell>
          <table:table-cell table:style-name="ce15"/>
          <table:table-cell table:style-name="ce27"/>
          <table:table-cell table:style-name="ce27" office:value-type="string" calcext:value-type="string">
            <text:p>Unet_simple</text:p>
          </table:table-cell>
          <table:table-cell table:style-name="ce27" office:value-type="string" calcext:value-type="string">
            <text:p>rmsprop</text:p>
          </table:table-cell>
          <table:table-cell table:style-name="ce27" office:value-type="string" calcext:value-type="string">
            <text:p>relu</text:p>
          </table:table-cell>
          <table:table-cell table:style-name="ce27" office:value-type="string" calcext:value-type="string">
            <text:p>dice_loss</text:p>
          </table:table-cell>
          <table:table-cell table:style-name="ce27" office:value-type="float" office:value="0.00629939514447868" calcext:value-type="float">
            <text:p>0.00629939514447868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0000305623953556791" calcext:value-type="float">
            <text:p>3.05623953556791E-05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aotic loss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0376906919158002" calcext:value-type="float">
            <text:p>0.000376906919158002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25278265564834" calcext:value-type="float">
            <text:p>1.25278265564834E-05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27" office:value-type="string" calcext:value-type="string">
            <text:p>good</text:p>
          </table:table-cell>
          <table:table-cell table:style-name="ce27" office:value-type="string" calcext:value-type="string">
            <text:p>Unet_deeper</text:p>
          </table:table-cell>
          <table:table-cell table:style-name="ce27" office:value-type="string" calcext:value-type="string">
            <text:p>rmsprop</text:p>
          </table:table-cell>
          <table:table-cell table:style-name="ce27" office:value-type="string" calcext:value-type="string">
            <text:p>leaky_relu</text:p>
          </table:table-cell>
          <table:table-cell table:style-name="ce27" office:value-type="string" calcext:value-type="string">
            <text:p>dice_loss</text:p>
          </table:table-cell>
          <table:table-cell table:style-name="ce27" office:value-type="float" office:value="0.0021033331444821" calcext:value-type="float">
            <text:p>0.0021033331444821</text:p>
          </table:table-cell>
          <table:table-cell table:style-name="ce27" office:value-type="float" office:value="0.15" calcext:value-type="float">
            <text:p>0.15</text:p>
          </table:table-cell>
          <table:table-cell table:style-name="ce27" office:value-type="float" office:value="0.000117601559457191" calcext:value-type="float">
            <text:p>0.000117601559457191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Unet_simpl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0419905642944484" calcext:value-type="float">
            <text:p>0.00041990564294448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923269604118875" calcext:value-type="float">
            <text:p>0.000923269604118875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7"/>
          <table:table-cell table:style-name="ce27" office:value-type="string" calcext:value-type="string">
            <text:p>Unet_deeper</text:p>
          </table:table-cell>
          <table:table-cell table:style-name="ce27" office:value-type="string" calcext:value-type="string">
            <text:p>rmsprop</text:p>
          </table:table-cell>
          <table:table-cell table:style-name="ce27" office:value-type="string" calcext:value-type="string">
            <text:p>leaky_relu</text:p>
          </table:table-cell>
          <table:table-cell table:style-name="ce27" office:value-type="string" calcext:value-type="string">
            <text:p>dice_loss</text:p>
          </table:table-cell>
          <table:table-cell table:style-name="ce27" office:value-type="float" office:value="0.00193957995987269" calcext:value-type="float">
            <text:p>0.00193957995987269</text:p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0.000126474216011107" calcext:value-type="float">
            <text:p>0.000126474216011107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157407997721135" calcext:value-type="float">
            <text:p>0.0015740799772113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409148653646832" calcext:value-type="float">
            <text:p>0.000409148653646832</text:p>
          </table:table-cell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Unet_simpl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379965353035444" calcext:value-type="float">
            <text:p>0.000379965353035444</text:p>
          </table:table-cell>
          <table:table-cell office:value-type="float" office:value="0.15" calcext:value-type="float">
            <text:p>0.15</text:p>
          </table:table-cell>
          <table:table-cell office:value-type="float" office:value="0.000138703775770967" calcext:value-type="float">
            <text:p>0.000138703775770967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625272318169693" calcext:value-type="float">
            <text:p>0.000625272318169693</text:p>
          </table:table-cell>
          <table:table-cell office:value-type="float" office:value="0.2" calcext:value-type="float">
            <text:p>0.2</text:p>
          </table:table-cell>
          <table:table-cell office:value-type="float" office:value="0.0000940856490371518" calcext:value-type="float">
            <text:p>9.40856490371518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o chaotic</text:p>
          </table:table-cell>
          <table:table-cell office:value-type="string" calcext:value-type="string">
            <text:p>Unet_wide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dice_loss</text:p>
          </table:table-cell>
          <table:table-cell office:value-type="float" office:value="0.0011685381367662" calcext:value-type="float">
            <text:p>0.0011685381367662</text:p>
          </table:table-cell>
          <table:table-cell office:value-type="float" office:value="0.35" calcext:value-type="float">
            <text:p>0.35</text:p>
          </table:table-cell>
          <table:table-cell office:value-type="float" office:value="0.000232181110867993" calcext:value-type="float">
            <text:p>0.000232181110867993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not accurate enough</text:p>
          </table:table-cell>
          <table:table-cell office:value-type="string" calcext:value-type="string">
            <text:p>Unet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eaky_relu</text:p>
          </table:table-cell>
          <table:table-cell office:value-type="string" calcext:value-type="string">
            <text:p>dice_loss</text:p>
          </table:table-cell>
          <table:table-cell office:value-type="float" office:value="0.000641571383695987" calcext:value-type="float">
            <text:p>0.000641571383695987</text:p>
          </table:table-cell>
          <table:table-cell office:value-type="float" office:value="0.3" calcext:value-type="float">
            <text:p>0.3</text:p>
          </table:table-cell>
          <table:table-cell office:value-type="float" office:value="0.000254609447496347" calcext:value-type="float">
            <text:p>0.000254609447496347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string" calcext:value-type="string">
            <text:p>not accurate enough</text:p>
          </table:table-cell>
          <table:table-cell office:value-type="string" calcext:value-type="string">
            <text:p>Unet_deeper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binary_crossentropy</text:p>
          </table:table-cell>
          <table:table-cell office:value-type="float" office:value="0.0000147255027827126" calcext:value-type="float">
            <text:p>1.47255027827126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117775034326813" calcext:value-type="float">
            <text:p>1.17775034326813E-05</text:p>
          </table:table-cell>
          <table:table-cell office:value-type="float" office:value="0.4" calcext:value-type="float">
            <text:p>0.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number-rows-repeated="6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Default"/>
          <table:table-cell table:style-name="ce26" office:value-type="string" calcext:value-type="string">
            <text:p>** yellow rows do not yield good results. </text:p>
          </table:table-cell>
          <table:table-cell table:style-name="ce26" table:number-columns-repeated="3"/>
          <table:table-cell table:number-columns-repeated="11"/>
        </table:table-row>
      </table:table>
      <table:table table:name="Sheet2" table:style-name="ta1">
        <table:table-column table:style-name="co16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low range</text:p>
          </table:table-cell>
          <table:table-cell office:value-type="string" calcext:value-type="string">
            <text:p>high range</text:p>
          </table:table-cell>
        </table:table-row>
        <table:table-row table:style-name="ro1">
          <table:table-cell/>
          <table:table-cell office:value-type="string" calcext:value-type="string">
            <text:p>batch siz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miz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 fun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0.00001" calcext:value-type="float">
            <text:p>1.00E-05</text:p>
          </table:table-cell>
          <table:table-cell table:style-name="ce33" office:value-type="float" office:value="0.1" calcext:value-type="float">
            <text:p>1.00E-01</text:p>
          </table:table-cell>
        </table:table-row>
        <table:table-row table:style-name="ro1">
          <table:table-cell/>
          <table:table-cell office:value-type="string" calcext:value-type="string">
            <text:p>dropout 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3" office:value-type="float" office:value="0.00001" calcext:value-type="float">
            <text:p>1.00E-05</text:p>
          </table:table-cell>
          <table:table-cell table:style-name="ce33" office:value-type="float" office:value="0.1" calcext:value-type="float">
            <text:p>1.00E-01</text:p>
          </table:table-cell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ment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table:style-name="ce32" office:value-type="string" calcext:value-type="string">
            <text:p>sum</text:p>
          </table:table-cell>
          <table:table-cell table:style-name="ce32" table:formula="of:=[.C2]*[.C3]*[.C4]*[.C5]*[.C6]*[.C7]*[.C8]*[.C9]*[.C10]" office:value-type="float" office:value="5832" calcext:value-type="float">
            <text:p>583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# of trials</text:p>
          </table:table-cell>
          <table:table-cell office:value-type="string" calcext:value-type="string">
            <text:p>sum</text:p>
          </table:table-cell>
          <table:table-cell table:formula="of:=SUM([.B16:.B28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P1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1:20:50.890912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8:54:19.211949145</meta:creation-date>
    <dc:date>2024-09-05T11:30:31.193457718</dc:date>
    <meta:editing-duration>PT22H30M10S</meta:editing-duration>
    <meta:editing-cycles>112</meta:editing-cycles>
    <meta:generator>LibreOffice/24.2.5.2$Linux_X86_64 LibreOffice_project/420$Build-2</meta:generator>
    <meta:document-statistic meta:table-count="2" meta:cell-count="251" meta:object-count="0"/>
  </office:meta>
</office:document-meta>
</file>